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left" draw:textarea-vertical-align="top" draw:auto-grow-height="false" fo:min-height="3.95cm" fo:min-width="4.3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55cm" fo:min-width="3.5cm"/>
    </style:style>
    <style:style style:name="gr3" style:family="graphic" style:parent-style-name="standard">
      <style:graphic-properties draw:textarea-horizontal-align="left" draw:textarea-vertical-align="top" draw:auto-grow-height="false" fo:min-height="13.55cm" fo:min-width="18.3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55cm" fo:min-width="1.55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stroke="solid" draw:stroke-dash="Fine_20_Dashed" svg:stroke-color="#3465a4" draw:fill="none" draw:textarea-vertical-align="middle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55cm" fo:min-width="2.355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2" style:family="graphic" style:parent-style-name="standard">
      <style:graphic-properties svg:stroke-color="#99ccff" draw:fill-color="#ccffff" draw:textarea-vertical-align="middle" draw:auto-grow-height="false" fo:min-height="1.95cm" fo:min-width="1.9cm"/>
    </style:style>
    <style:style style:name="gr13" style:family="graphic" style:parent-style-name="standard">
      <style:graphic-properties draw:fill-color="#ffcc99" draw:textarea-horizontal-align="justify" draw:textarea-vertical-align="middle" draw:auto-grow-height="false" fo:min-height="0.55cm" fo:min-width="0.607cm"/>
    </style:style>
    <style:style style:name="gr14" style:family="graphic" style:parent-style-name="standard">
      <style:graphic-properties draw:fill-color="#ffcc99" draw:textarea-horizontal-align="justify" draw:textarea-vertical-align="middle" draw:auto-grow-height="false" fo:min-height="0.55cm" fo:min-width="2.9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fill-color="#83caff" draw:textarea-horizontal-align="justify" draw:textarea-vertical-align="top" draw:auto-grow-height="false" fo:min-height="10.516cm" fo:min-width="1.666cm"/>
    </style:style>
    <style:style style:name="gr17" style:family="graphic" style:parent-style-name="standard">
      <style:graphic-properties draw:fill-color="#9999ff" draw:textarea-horizontal-align="justify" draw:textarea-vertical-align="middle" draw:auto-grow-height="false" fo:min-height="0.55cm" fo:min-width="7.1cm"/>
    </style:style>
    <style:style style:name="gr18" style:family="graphic" style:parent-style-name="standard">
      <style:graphic-properties draw:fill-color="#9999ff" draw:textarea-horizontal-align="justify" draw:textarea-vertical-align="middle" draw:auto-grow-height="false" fo:min-height="0.55cm" fo:min-width="5.5cm"/>
    </style:style>
    <style:style style:name="gr19" style:family="graphic" style:parent-style-name="standard">
      <style:graphic-properties draw:textarea-horizontal-align="justify" draw:textarea-vertical-align="middle" draw:auto-grow-height="false" fo:min-height="0.55cm" fo:min-width="5.5cm"/>
    </style:style>
    <style:style style:name="gr20" style:family="graphic" style:parent-style-name="standard">
      <style:graphic-properties draw:fill-color="#ccffcc" draw:textarea-horizontal-align="justify" draw:textarea-vertical-align="middle" draw:auto-grow-height="false" fo:min-height="0.316cm" fo:min-width="0.914cm"/>
    </style:style>
    <style:style style:name="gr21" style:family="graphic" style:parent-style-name="standard">
      <style:graphic-properties draw:fill-color="#ff3333" draw:textarea-horizontal-align="justify" draw:textarea-vertical-align="middle" draw:auto-grow-height="false" fo:min-height="0.316cm" fo:min-width="0.9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26" style:family="graphic" style:parent-style-name="standard">
      <style:graphic-properties draw:stroke="none" draw:fill="none" fo:min-height="0.396cm"/>
    </style:style>
    <style:style style:name="gr27" style:family="graphic" style:parent-style-name="standard">
      <style:graphic-properties draw:textarea-horizontal-align="justify" draw:textarea-vertical-align="middle" draw:auto-grow-height="false" fo:min-height="1.35cm" fo:min-width="3.5cm"/>
    </style:style>
    <style:style style:name="gr28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29" style:family="graphic" style:parent-style-name="standard">
      <style:graphic-properties draw:fill-color="#83caff" draw:textarea-horizontal-align="justify" draw:textarea-vertical-align="top" draw:auto-grow-height="false" fo:min-height="1.014cm" fo:min-width="1.764cm"/>
    </style:style>
    <style:style style:name="gr30" style:family="graphic" style:parent-style-name="standard">
      <style:graphic-properties draw:fill-color="#cfe7f5" draw:textarea-horizontal-align="justify" draw:textarea-vertical-align="middle" draw:auto-grow-height="false" fo:min-height="0.625cm" fo:min-width="3.101cm"/>
    </style:style>
    <style:style style:name="gr31" style:family="graphic" style:parent-style-name="standard">
      <style:graphic-properties svg:stroke-color="#ff3300" draw:fill-color="#ffcc99" draw:textarea-horizontal-align="justify" draw:textarea-vertical-align="middle" draw:auto-grow-height="false" fo:min-height="0.95cm" fo:min-width="1.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5cm" fo:min-width="0cm"/>
    </style:style>
    <style:style style:name="gr34" style:family="graphic" style:parent-style-name="standard">
      <style:graphic-properties draw:fill="none" draw:textarea-vertical-align="middle" draw:auto-grow-height="false" fo:min-height="6.386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ccffff"/>
      <style:paragraph-properties fo:text-align="center"/>
    </style:style>
    <style:style style:name="P6" style:family="paragraph">
      <loext:graphic-properties draw:fill-color="#ffcc99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fill-color="#83caff"/>
      <style:paragraph-properties fo:text-align="start"/>
    </style:style>
    <style:style style:name="P10" style:family="paragraph">
      <loext:graphic-properties draw:fill-color="#9999ff"/>
      <style:paragraph-properties fo:text-align="center"/>
      <style:text-properties fo:color="#ffffff"/>
    </style:style>
    <style:style style:name="P11" style:family="paragraph">
      <loext:graphic-properties draw:fill-color="#ccffcc"/>
      <style:paragraph-properties fo:text-align="center"/>
    </style:style>
    <style:style style:name="P12" style:family="paragraph">
      <loext:graphic-properties draw:fill-color="#ff3333"/>
      <style:paragraph-properties fo:text-align="center"/>
      <style:text-properties fo:color="#ffffff"/>
    </style:style>
    <style:style style:name="P13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="none"/>
    </style:style>
    <style:style style:name="P16" style:family="paragraph">
      <loext:graphic-properties draw:fill-color="#cfe7f5"/>
      <style:paragraph-properties fo:text-align="center"/>
    </style:style>
    <style:style style:name="P17" style:family="paragraph">
      <loext:graphic-properties draw:fill-color="#ffcc99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4pt" style:font-size-asian="10pt" style:font-size-complex="10pt"/>
    </style:style>
    <style:style style:name="T1" style:family="text">
      <style:text-properties fo:color="#ffffff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4.8cm" svg:height="4.2cm" svg:x="1cm" svg:y="12cm">
          <text:p text:style-name="P1">Widget registry</text:p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4cm" svg:height="0.8cm" svg:x="1.4cm" svg:y="13cm">
          <text:p text:style-name="P1">widgets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4cm" svg:height="0.8cm" svg:x="1.4cm" svg:y="14cm">
          <text:p text:style-name="P1">widgets</text:p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4cm" svg:height="0.8cm" svg:x="1.4cm" svg:y="15cm">
          <text:p text:style-name="P1">widge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8cm" svg:height="13.8cm" svg:x="7.6cm" svg:y="6.6cm">
          <text:p text:style-name="P1">Form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2.055cm" svg:height="0.8cm" svg:x="7.944cm" svg:y="10.4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.055cm" svg:height="0.8cm" svg:x="9.489cm" svg:y="11.4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2.055cm" svg:height="0.8cm" svg:x="9.489cm" svg:y="13.4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2.055cm" svg:height="0.8cm" svg:x="11.144cm" svg:y="14.4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2.055cm" svg:height="0.8cm" svg:x="11.144cm" svg:y="15.4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2.055cm" svg:height="0.8cm" svg:x="11.144cm" svg:y="12.4cm">
          <text:p text:style-name="P1">def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971cm" svg:y1="11.2cm" svg:x2="9.489cm" svg:y2="11.8cm" draw:start-shape="id1" draw:start-glue-point="2" draw:end-shape="id2" draw:end-glue-point="3" svg:d="M8971 11200v600h518" svg:viewBox="0 0 519 601">
          <text:p/>
        </draw:connector>
        <draw:connector draw:style-name="gr5" draw:text-style-name="P1" draw:layer="layout" svg:x1="8.971cm" svg:y1="11.2cm" svg:x2="9.489cm" svg:y2="13.8cm" draw:start-shape="id1" draw:start-glue-point="2" draw:end-shape="id3" draw:end-glue-point="3" svg:d="M8971 11200v2600h518" svg:viewBox="0 0 519 2601">
          <text:p/>
        </draw:connector>
        <draw:connector draw:style-name="gr5" draw:text-style-name="P1" draw:layer="layout" svg:x1="10.516cm" svg:y1="12.2cm" svg:x2="11.144cm" svg:y2="12.8cm" draw:start-shape="id2" draw:start-glue-point="2" draw:end-shape="id4" draw:end-glue-point="3" svg:d="M10516 12200v600h628" svg:viewBox="0 0 629 601">
          <text:p/>
        </draw:connector>
        <draw:connector draw:style-name="gr5" draw:text-style-name="P1" draw:layer="layout" svg:x1="10.516cm" svg:y1="14.2cm" svg:x2="11.144cm" svg:y2="14.8cm" draw:start-shape="id3" draw:start-glue-point="2" draw:end-shape="id5" draw:end-glue-point="3" svg:d="M10516 14200v600h628" svg:viewBox="0 0 629 601">
          <text:p/>
        </draw:connector>
        <draw:connector draw:style-name="gr5" draw:text-style-name="P1" draw:layer="layout" svg:x1="10.516cm" svg:y1="14.2cm" svg:x2="11.144cm" svg:y2="15.8cm" draw:start-shape="id3" draw:start-glue-point="2" draw:end-shape="id6" draw:end-glue-point="3" svg:d="M10516 14200v1600h628" svg:viewBox="0 0 629 1601">
          <text:p/>
        </draw:connector>
        <draw:custom-shape draw:style-name="gr4" draw:text-style-name="P2" xml:id="id7" draw:id="id7" draw:layer="layout" svg:width="2.055cm" svg:height="0.8cm" svg:x="14.144cm" svg:y="11.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2.055cm" svg:height="0.8cm" svg:x="15.689cm" svg:y="12.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2.055cm" svg:height="0.8cm" svg:x="15.689cm" svg:y="16.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2.055cm" svg:height="0.8cm" svg:x="17.344cm" svg:y="17.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2.055cm" svg:height="0.8cm" svg:x="17.344cm" svg:y="18.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4" draw:text-style-name="P2" xml:id="id10" draw:id="id10" draw:layer="layout" svg:width="2.055cm" svg:height="0.8cm" svg:x="17.344cm" svg:y="13.2cm">
          <text:p text:style-name="P1">Item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5.171cm" svg:y1="12cm" svg:x2="15.689cm" svg:y2="12.6cm" draw:start-shape="id7" draw:start-glue-point="2" draw:end-shape="id8" draw:end-glue-point="3" svg:d="M15171 12000v600h518" svg:viewBox="0 0 519 601">
          <text:p/>
        </draw:connector>
        <draw:connector draw:style-name="gr5" draw:text-style-name="P1" draw:layer="layout" svg:x1="15.171cm" svg:y1="12cm" svg:x2="15.689cm" svg:y2="16.6cm" draw:start-shape="id7" draw:start-glue-point="2" draw:end-shape="id9" draw:end-glue-point="3" svg:d="M15171 12000v4600h518" svg:viewBox="0 0 519 4601">
          <text:p/>
        </draw:connector>
        <draw:connector draw:style-name="gr5" draw:text-style-name="P1" draw:layer="layout" svg:x1="16.716cm" svg:y1="13cm" svg:x2="17.344cm" svg:y2="13.6cm" draw:start-shape="id8" draw:start-glue-point="2" draw:end-shape="id10" draw:end-glue-point="3" svg:d="M16716 13000v600h628" svg:viewBox="0 0 629 601">
          <text:p/>
        </draw:connector>
        <draw:connector draw:style-name="gr5" draw:text-style-name="P1" draw:layer="layout" svg:x1="16.716cm" svg:y1="17cm" svg:x2="17.344cm" svg:y2="17.6cm" draw:start-shape="id9" draw:start-glue-point="2" draw:end-shape="id11" draw:end-glue-point="3" svg:d="M16716 17000v600h628" svg:viewBox="0 0 629 601">
          <text:p/>
        </draw:connector>
        <draw:connector draw:style-name="gr5" draw:text-style-name="P1" draw:layer="layout" svg:x1="16.716cm" svg:y1="17cm" svg:x2="17.344cm" svg:y2="18.6cm" draw:start-shape="id9" draw:start-glue-point="2" draw:end-shape="id12" draw:end-glue-point="3" svg:d="M16716 17000v1600h628" svg:viewBox="0 0 629 1601">
          <text:p/>
        </draw:connector>
        <draw:connector draw:style-name="gr6" draw:text-style-name="P3" draw:layer="layout" draw:type="lines" svg:x1="9.999cm" svg:y1="10.8cm" svg:x2="14.144cm" svg:y2="11.6cm" draw:start-shape="id1" draw:start-glue-point="1" draw:end-shape="id7" draw:end-glue-point="3" svg:d="M9999 10800h500l3143 800h502" svg:viewBox="0 0 4146 801">
          <text:p/>
        </draw:connector>
        <draw:connector draw:style-name="gr6" draw:text-style-name="P3" draw:layer="layout" draw:type="lines" svg:x1="13.199cm" svg:y1="12.8cm" svg:x2="17.344cm" svg:y2="13.6cm" draw:start-shape="id4" draw:start-glue-point="1" draw:end-shape="id10" draw:end-glue-point="3" svg:d="M13199 12800h500l3143 800h502" svg:viewBox="0 0 4146 801">
          <text:p/>
        </draw:connector>
        <draw:connector draw:style-name="gr6" draw:text-style-name="P3" draw:layer="layout" draw:type="lines" svg:x1="11.544cm" svg:y1="11.8cm" svg:x2="15.689cm" svg:y2="12.6cm" draw:start-shape="id2" draw:start-glue-point="1" draw:end-shape="id8" draw:end-glue-point="3" svg:d="M11544 11800h500l3143 800h502" svg:viewBox="0 0 4146 801">
          <text:p/>
        </draw:connector>
        <draw:connector draw:style-name="gr6" draw:text-style-name="P3" draw:layer="layout" draw:type="lines" svg:x1="11.544cm" svg:y1="13.8cm" svg:x2="15.689cm" svg:y2="16.6cm" draw:start-shape="id3" draw:start-glue-point="1" draw:end-shape="id9" draw:end-glue-point="3" svg:d="M11544 13800h500l3143 2800h502" svg:viewBox="0 0 4146 2801">
          <text:p/>
        </draw:connector>
        <draw:connector draw:style-name="gr6" draw:text-style-name="P3" draw:layer="layout" draw:type="lines" svg:x1="13.199cm" svg:y1="15.8cm" svg:x2="17.344cm" svg:y2="18.6cm" draw:start-shape="id6" draw:start-glue-point="1" draw:end-shape="id12" draw:end-glue-point="3" svg:d="M13199 15800h500l3143 2800h502" svg:viewBox="0 0 4146 2801">
          <text:p/>
        </draw:connector>
        <draw:connector draw:style-name="gr6" draw:text-style-name="P3" draw:layer="layout" draw:type="lines" svg:x1="13.199cm" svg:y1="14.8cm" svg:x2="17.344cm" svg:y2="17.6cm" draw:start-shape="id5" draw:start-glue-point="1" draw:end-shape="id11" draw:end-glue-point="3" svg:d="M13199 14800h500l3143 2800h502" svg:viewBox="0 0 4146 2801">
          <text:p/>
        </draw:connector>
        <draw:custom-shape draw:style-name="gr7" draw:text-style-name="P2" xml:id="id13" draw:id="id13" draw:layer="layout" svg:width="2.855cm" svg:height="0.8cm" svg:x="23.345cm" svg:y="9.2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7" draw:text-style-name="P2" xml:id="id14" draw:id="id14" draw:layer="layout" svg:width="2.855cm" svg:height="0.8cm" svg:x="23.344cm" svg:y="10.2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7" draw:text-style-name="P2" xml:id="id15" draw:id="id15" draw:layer="layout" svg:width="2.855cm" svg:height="0.8cm" svg:x="23.344cm" svg:y="11.2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7" draw:text-style-name="P2" xml:id="id17" draw:id="id17" draw:layer="layout" svg:width="2.855cm" svg:height="0.8cm" svg:x="23.344cm" svg:y="12.2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7" draw:text-style-name="P2" xml:id="id22" draw:id="id22" draw:layer="layout" svg:width="2.855cm" svg:height="0.8cm" svg:x="23.344cm" svg:y="13.2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7" draw:text-style-name="P2" xml:id="id20" draw:id="id20" draw:layer="layout" svg:width="2.855cm" svg:height="0.8cm" svg:x="23.344cm" svg:y="14.2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7" draw:text-style-name="P2" xml:id="id19" draw:id="id19" draw:layer="layout" svg:width="2.855cm" svg:height="0.8cm" svg:x="23.344cm" svg:y="15.2cm">
          <text:p text:style-name="P1">Context</text:p>
          <draw:enhanced-geometry svg:viewBox="0 0 21600 21600" draw:type="rectangle" draw:enhanced-path="M 0 0 L 21600 0 21600 21600 0 21600 0 0 Z N"/>
        </draw:custom-shape>
        <draw:custom-shape draw:style-name="gr7" draw:text-style-name="P2" xml:id="id18" draw:id="id18" draw:layer="layout" svg:width="2.855cm" svg:height="0.8cm" svg:x="23.344cm" svg:y="16.2cm">
          <text:p text:style-name="P1">Context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s" svg:x1="16.199cm" svg:y1="11.6cm" svg:x2="23.345cm" svg:y2="9.6cm" draw:start-shape="id7" draw:end-shape="id13" draw:end-glue-point="3" svg:d="M16199 11600h500l6144-2000h502" svg:viewBox="0 0 7147 2001">
          <text:p/>
        </draw:connector>
        <draw:connector draw:style-name="gr8" draw:text-style-name="P3" draw:layer="layout" draw:type="lines" svg:x1="17.744cm" svg:y1="12.6cm" svg:x2="23.344cm" svg:y2="10.6cm" draw:start-shape="id8" draw:end-shape="id14" draw:end-glue-point="3" svg:d="M17744 12600h500l4598-2000h502" svg:viewBox="0 0 5601 2001">
          <text:p/>
        </draw:connector>
        <draw:connector draw:style-name="gr8" draw:text-style-name="P3" draw:layer="layout" draw:type="lines" svg:x1="19.399cm" svg:y1="13.6cm" svg:x2="23.344cm" svg:y2="11.6cm" draw:start-shape="id10" draw:end-shape="id15" draw:end-glue-point="3" svg:d="M19399 13600h500l2943-2000h502" svg:viewBox="0 0 3946 2001">
          <text:p/>
        </draw:connector>
        <draw:connector draw:style-name="gr8" draw:text-style-name="P3" draw:layer="layout" draw:type="lines" svg:x1="19.399cm" svg:y1="14.6cm" svg:x2="23.344cm" svg:y2="12.6cm" draw:start-shape="id16" draw:start-glue-point="1" draw:end-shape="id17" draw:end-glue-point="3" svg:d="M19399 14600h500l2943-2000h502" svg:viewBox="0 0 3946 2001">
          <text:p/>
        </draw:connector>
        <draw:connector draw:style-name="gr8" draw:text-style-name="P3" draw:layer="layout" draw:type="lines" svg:x1="19.399cm" svg:y1="18.6cm" svg:x2="23.344cm" svg:y2="16.6cm" draw:start-shape="id12" draw:start-glue-point="1" draw:end-shape="id18" draw:end-glue-point="3" svg:d="M19399 18600h500l2943-2000h502" svg:viewBox="0 0 3946 2001">
          <text:p/>
        </draw:connector>
        <draw:connector draw:style-name="gr8" draw:text-style-name="P3" draw:layer="layout" draw:type="lines" svg:x1="19.399cm" svg:y1="17.6cm" svg:x2="23.344cm" svg:y2="15.6cm" draw:start-shape="id11" draw:start-glue-point="1" draw:end-shape="id19" draw:end-glue-point="3" svg:d="M19399 17600h500l2943-2000h502" svg:viewBox="0 0 3946 2001">
          <text:p/>
        </draw:connector>
        <draw:connector draw:style-name="gr8" draw:text-style-name="P3" draw:layer="layout" draw:type="lines" svg:x1="17.744cm" svg:y1="16.6cm" svg:x2="23.344cm" svg:y2="14.6cm" draw:start-shape="id9" draw:start-glue-point="1" draw:end-shape="id20" draw:end-glue-point="3" svg:d="M17744 16600h500l4598-2000h502" svg:viewBox="0 0 5601 2001">
          <text:p/>
        </draw:connector>
        <draw:connector draw:style-name="gr8" draw:text-style-name="P3" draw:layer="layout" draw:type="lines" svg:x1="19.399cm" svg:y1="15.6cm" svg:x2="23.344cm" svg:y2="13.6cm" draw:start-shape="id21" draw:start-glue-point="1" draw:end-shape="id22" draw:end-glue-point="3" svg:d="M19399 15600h500l2943-2000h502" svg:viewBox="0 0 3946 2001">
          <text:p/>
        </draw:connector>
        <draw:connector draw:style-name="gr8" draw:text-style-name="P3" draw:layer="layout" draw:type="lines" svg:x1="7.944cm" svg:y1="10.8cm" svg:x2="5.4cm" svg:y2="13.4cm" draw:start-shape="id1" draw:start-glue-point="3" draw:end-shape="id23" draw:end-glue-point="1" svg:d="M7944 10800h-502l-1541 2600h-501" svg:viewBox="0 0 2545 2601">
          <text:p/>
        </draw:connector>
        <draw:connector draw:style-name="gr8" draw:text-style-name="P3" draw:layer="layout" draw:type="lines" svg:x1="9.489cm" svg:y1="11.8cm" svg:x2="5.4cm" svg:y2="14.4cm" draw:start-shape="id2" draw:end-shape="id24" draw:end-glue-point="1" svg:d="M9489 11800h-502l-3086 2600h-501" svg:viewBox="0 0 4090 2601">
          <text:p/>
        </draw:connector>
        <draw:connector draw:style-name="gr8" draw:text-style-name="P3" draw:layer="layout" draw:type="lines" svg:x1="9.489cm" svg:y1="13.8cm" svg:x2="5.4cm" svg:y2="14.4cm" draw:start-shape="id3" draw:start-glue-point="3" draw:end-shape="id24" draw:end-glue-point="1" svg:d="M9489 13800h-502l-3086 600h-501" svg:viewBox="0 0 4090 601">
          <text:p/>
        </draw:connector>
        <draw:connector draw:style-name="gr8" draw:text-style-name="P3" draw:layer="layout" draw:type="lines" svg:x1="11.144cm" svg:y1="12.8cm" svg:x2="5.4cm" svg:y2="15.4cm" draw:start-shape="id4" draw:start-glue-point="3" draw:end-shape="id25" draw:end-glue-point="1" svg:d="M11144 12800h-502l-4741 2600h-501" svg:viewBox="0 0 5745 2601">
          <text:p/>
        </draw:connector>
        <draw:connector draw:style-name="gr8" draw:text-style-name="P3" draw:layer="layout" draw:type="lines" svg:x1="11.144cm" svg:y1="15.8cm" svg:x2="5.4cm" svg:y2="15.4cm" draw:start-shape="id6" draw:start-glue-point="3" draw:end-shape="id25" draw:end-glue-point="1" svg:d="M11144 15800h-502l-4741-400h-501" svg:viewBox="0 0 5745 401">
          <text:p/>
        </draw:connector>
        <draw:connector draw:style-name="gr8" draw:text-style-name="P3" draw:layer="layout" draw:type="lines" svg:x1="11.144cm" svg:y1="14.8cm" svg:x2="5.4cm" svg:y2="15.4cm" draw:start-shape="id5" draw:start-glue-point="3" draw:end-shape="id25" draw:end-glue-point="1" svg:d="M11144 14800h-502l-4741 600h-501" svg:viewBox="0 0 5745 601">
          <text:p/>
        </draw:connector>
        <draw:frame draw:style-name="gr9" draw:text-style-name="P4" draw:layer="layout" svg:width="5.751cm" svg:height="0.962cm" svg:x="0.8cm" svg:y="10.238cm">
          <draw:text-box>
            <text:p>Defined at init time</text:p>
          </draw:text-box>
        </draw:frame>
        <draw:frame draw:style-name="gr10" draw:text-style-name="P4" draw:layer="layout" svg:width="4.31cm" svg:height="1.673cm" svg:x="7.944cm" svg:y="8.2cm">
          <draw:text-box>
            <text:p>Defined before Form</text:p>
          </draw:text-box>
        </draw:frame>
        <draw:frame draw:style-name="gr11" draw:text-style-name="P4" draw:layer="layout" svg:width="4.31cm" svg:height="3.095cm" svg:x="13.744cm" svg:y="7.8cm">
          <draw:text-box>
            <text:p>Defined on rendering or before receive</text:p>
          </draw:text-box>
        </draw:frame>
        <draw:custom-shape draw:style-name="gr4" draw:text-style-name="P2" xml:id="id26" draw:id="id26" draw:layer="layout" svg:width="2.055cm" svg:height="0.8cm" svg:x="1.145cm" svg:y="0.8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27" draw:id="id27" draw:layer="layout" svg:width="2.055cm" svg:height="0.8cm" svg:x="2.69cm" svg:y="1.8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28" draw:id="id28" draw:layer="layout" svg:width="2.055cm" svg:height="0.8cm" svg:x="2.69cm" svg:y="3.8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30" draw:id="id30" draw:layer="layout" svg:width="2.055cm" svg:height="0.8cm" svg:x="4.345cm" svg:y="4.8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31" draw:id="id31" draw:layer="layout" svg:width="2.055cm" svg:height="0.8cm" svg:x="4.345cm" svg:y="5.8cm">
          <text:p text:style-name="P1">def</text:p>
          <draw:enhanced-geometry svg:viewBox="0 0 21600 21600" draw:type="rectangle" draw:enhanced-path="M 0 0 L 21600 0 21600 21600 0 21600 0 0 Z N"/>
        </draw:custom-shape>
        <draw:custom-shape draw:style-name="gr4" draw:text-style-name="P2" xml:id="id29" draw:id="id29" draw:layer="layout" svg:width="2.055cm" svg:height="0.8cm" svg:x="4.345cm" svg:y="2.8cm">
          <text:p text:style-name="P1">def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.172cm" svg:y1="1.6cm" svg:x2="2.69cm" svg:y2="2.2cm" draw:start-shape="id26" draw:start-glue-point="2" draw:end-shape="id27" draw:end-glue-point="3" svg:d="M2172 1600v600h518" svg:viewBox="0 0 519 601">
          <text:p/>
        </draw:connector>
        <draw:connector draw:style-name="gr5" draw:text-style-name="P1" draw:layer="layout" svg:x1="2.172cm" svg:y1="1.6cm" svg:x2="2.69cm" svg:y2="4.2cm" draw:start-shape="id26" draw:start-glue-point="2" draw:end-shape="id28" draw:end-glue-point="3" svg:d="M2172 1600v2600h518" svg:viewBox="0 0 519 2601">
          <text:p/>
        </draw:connector>
        <draw:connector draw:style-name="gr5" draw:text-style-name="P1" draw:layer="layout" svg:x1="3.717cm" svg:y1="2.6cm" svg:x2="4.345cm" svg:y2="3.2cm" draw:start-shape="id27" draw:start-glue-point="2" draw:end-shape="id29" draw:end-glue-point="3" svg:d="M3717 2600v600h628" svg:viewBox="0 0 629 601">
          <text:p/>
        </draw:connector>
        <draw:connector draw:style-name="gr5" draw:text-style-name="P1" draw:layer="layout" svg:x1="3.717cm" svg:y1="4.6cm" svg:x2="4.345cm" svg:y2="5.2cm" draw:start-shape="id28" draw:start-glue-point="2" draw:end-shape="id30" draw:end-glue-point="3" svg:d="M3717 4600v600h628" svg:viewBox="0 0 629 601">
          <text:p/>
        </draw:connector>
        <draw:connector draw:style-name="gr5" draw:text-style-name="P1" draw:layer="layout" svg:x1="3.717cm" svg:y1="4.6cm" svg:x2="4.345cm" svg:y2="6.2cm" draw:start-shape="id28" draw:start-glue-point="2" draw:end-shape="id31" draw:end-glue-point="3" svg:d="M3717 4600v1600h628" svg:viewBox="0 0 629 1601">
          <text:p/>
        </draw:connector>
        <draw:custom-shape draw:style-name="gr12" draw:text-style-name="P5" draw:layer="layout" svg:width="2.4cm" svg:height="2.2cm" draw:transform="rotate (1.5707963267949) translate (7.2cm 6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3" draw:text-style-name="P6" draw:layer="layout" svg:width="1.107cm" svg:height="0.8cm" svg:x="10.944cm" svg:y="9.8cm">
          <text:p text:style-name="P1">Ids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4cm" svg:height="0.8cm" svg:x="18.054cm" svg:y="9.2cm">
          <text:p text:style-name="P1">instanceids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2.055cm" svg:height="0.8cm" svg:x="17.344cm" svg:y="14.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4" draw:text-style-name="P2" xml:id="id21" draw:id="id21" draw:layer="layout" svg:width="2.055cm" svg:height="0.8cm" svg:x="17.344cm" svg:y="15.2cm">
          <text:p text:style-name="P1">Item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6.716cm" svg:y1="13cm" svg:x2="17.344cm" svg:y2="14.6cm" draw:start-shape="id8" draw:start-glue-point="2" draw:end-shape="id16" draw:end-glue-point="3" svg:d="M16716 13000v1600h628" svg:viewBox="0 0 629 1601">
          <text:p/>
        </draw:connector>
        <draw:connector draw:style-name="gr5" draw:text-style-name="P1" draw:layer="layout" svg:x1="16.716cm" svg:y1="13cm" svg:x2="17.344cm" svg:y2="15.6cm" draw:start-shape="id8" draw:start-glue-point="2" draw:end-shape="id21" draw:end-glue-point="3" svg:d="M16716 13000v2600h628" svg:viewBox="0 0 629 2601">
          <text:p/>
        </draw:connector>
        <draw:connector draw:style-name="gr6" draw:text-style-name="P3" draw:layer="layout" draw:type="lines" svg:x1="13.199cm" svg:y1="12.8cm" svg:x2="17.344cm" svg:y2="14.6cm" draw:start-shape="id4" draw:start-glue-point="1" draw:end-shape="id16" draw:end-glue-point="3" svg:d="M13199 12800h500l3143 1800h502" svg:viewBox="0 0 4146 1801">
          <text:p/>
        </draw:connector>
        <draw:connector draw:style-name="gr6" draw:text-style-name="P3" draw:layer="layout" draw:type="lines" svg:x1="13.199cm" svg:y1="12.8cm" svg:x2="17.344cm" svg:y2="15.6cm" draw:start-shape="id4" draw:start-glue-point="1" draw:end-shape="id21" draw:end-glue-point="3" svg:d="M13199 12800h500l3143 2800h502" svg:viewBox="0 0 4146 2801">
          <text:p/>
        </draw:connector>
        <draw:custom-shape draw:style-name="gr14" draw:text-style-name="P6" draw:layer="layout" svg:width="3.4cm" svg:height="0.8cm" svg:x="15.4cm" svg:y="19.4cm">
          <text:p text:style-name="P1">geometr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6" draw:text-style-name="P9" xml:id="id43" draw:id="id43" draw:layer="layout" svg:width="2.4cm" svg:height="11cm" svg:x="12.8cm" svg:y="7.4cm">
          <text:p text:style-name="P8">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38" draw:id="id38" draw:layer="layout" svg:width="7.6cm" svg:height="0.8cm" svg:x="16.2cm" svg:y="3.2cm">
          <text:p text:style-name="P1"><text:span text:style-name="T1">on_player_receive_fie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xml:id="id46" draw:id="id46" draw:layer="layout" svg:width="6cm" svg:height="0.8cm" svg:x="5.2cm" svg:y="3.2cm">
          <text:p text:style-name="P1"><text:span text:style-name="T1">on_receive_fields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xml:id="id32" draw:id="id32" draw:layer="layout" svg:width="6cm" svg:height="0.8cm" svg:x="17cm" svg:y="4.6cm">
          <text:p text:style-name="P1">player 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xml:id="id36" draw:id="id36" draw:layer="layout" svg:width="6cm" svg:height="0.8cm" svg:x="17cm" svg:y="8.4cm">
          <text:p text:style-name="P1">formname check</text:p>
          <draw:enhanced-geometry svg:viewBox="0 0 21600 21600" draw:type="rectangle" draw:enhanced-path="M 0 0 L 21600 0 21600 21600 0 21600 0 0 Z N"/>
        </draw:custom-shape>
        <draw:custom-shape draw:style-name="gr20" draw:text-style-name="P11" xml:id="id35" draw:id="id35" draw:layer="layout" svg:width="2cm" svg:height="0.8cm" svg:x="23.6cm" svg:y="6cm">
          <text:p text:style-name="P1">fals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33" draw:id="id33" draw:layer="layout" svg:width="2cm" svg:height="0.8cm" svg:x="23.6cm" svg:y="4.6cm">
          <text:p text:style-name="P1"><text:span text:style-name="T1">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3" draw:layer="layout" svg:width="4.6cm" svg:height="1.433cm" svg:x="0.8cm" svg:y="5.567cm">
          <draw:text-box>
            <text:p text:style-name="P1"><text:span text:style-name="T2">(not a valid player, should not pass to any other on_player_receive_fields)</text:span></text:p>
          </draw:text-box>
        </draw:frame>
        <draw:connector draw:style-name="gr23" draw:text-style-name="P3" draw:layer="layout" draw:type="line" svg:x1="23cm" svg:y1="5cm" svg:x2="23.6cm" svg:y2="5cm" draw:start-shape="id32" draw:start-glue-point="1" draw:end-shape="id33" draw:end-glue-point="6" svg:d="M23000 5000h600" svg:viewBox="0 0 601 1">
          <text:p/>
        </draw:connector>
        <draw:connector draw:style-name="gr23" draw:text-style-name="P3" draw:layer="layout" draw:type="line" svg:x1="23cm" svg:y1="6.4cm" svg:x2="23.6cm" svg:y2="6.4cm" draw:start-shape="id34" draw:end-shape="id35" draw:end-glue-point="6" svg:d="M23000 6400h600" svg:viewBox="0 0 601 1">
          <text:p/>
        </draw:connector>
        <draw:connector draw:style-name="gr23" draw:text-style-name="P3" draw:layer="layout" draw:type="line" svg:x1="23cm" svg:y1="8.8cm" svg:x2="23.6cm" svg:y2="8.8cm" draw:start-shape="id36" draw:start-glue-point="1" draw:end-shape="id37" draw:end-glue-point="6" svg:d="M23000 8800h600" svg:viewBox="0 0 601 1">
          <text:p/>
        </draw:connector>
        <draw:custom-shape draw:style-name="gr21" draw:text-style-name="P12" xml:id="id37" draw:id="id37" draw:layer="layout" svg:width="2cm" svg:height="0.8cm" svg:x="23.6cm" svg:y="8.4cm">
          <text:p text:style-name="P1"><text:span text:style-name="T1">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39" draw:id="id39" draw:layer="layout" svg:width="6.4cm" svg:height="0.8cm" svg:x="10.8cm" svg:y="11cm">
          <text:p text:style-name="P1">fields check</text:p>
          <draw:enhanced-geometry svg:viewBox="0 0 21600 21600" draw:type="rectangle" draw:enhanced-path="M 0 0 L 21600 0 21600 21600 0 21600 0 0 Z N"/>
        </draw:custom-shape>
        <draw:custom-shape draw:style-name="gr24" draw:text-style-name="P1" xml:id="id40" draw:id="id40" draw:layer="layout" svg:width="6.4cm" svg:height="0.8cm" svg:x="10.8cm" svg:y="12.4cm">
          <text:p text:style-name="P1">privilege check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20cm" svg:y1="4cm" svg:x2="20cm" svg:y2="4.6cm" draw:start-shape="id38" draw:end-shape="id32" draw:end-glue-point="0" svg:d="M20000 4000v600" svg:viewBox="0 0 1 601">
          <text:p/>
        </draw:connector>
        <draw:connector draw:style-name="gr23" draw:text-style-name="P3" draw:layer="layout" draw:type="line" svg:x1="20cm" svg:y1="5.4cm" svg:x2="20cm" svg:y2="6cm" draw:start-shape="id32" draw:end-shape="id34" draw:end-glue-point="0" svg:d="M20000 5400v600" svg:viewBox="0 0 1 601">
          <text:p/>
        </draw:connector>
        <draw:custom-shape draw:style-name="gr19" draw:text-style-name="P1" xml:id="id45" draw:id="id45" draw:layer="layout" svg:width="6cm" svg:height="0.8cm" svg:x="5.2cm" svg:y="8.4cm">
          <text:p text:style-name="P1">node pos check</text:p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2.8cm" svg:height="1.6cm" svg:x="23.6cm" svg:y="6.8cm">
          <draw:text-box>
            <text:p><text:span text:style-name="T2">Not found means not a NoFS form</text:span></text:p>
          </draw:text-box>
        </draw:frame>
        <draw:frame draw:style-name="gr26" draw:text-style-name="P15" draw:layer="layout" svg:width="9.135cm" svg:height="0.646cm" svg:x="3.6cm" svg:y="2.4cm">
          <draw:text-box>
            <text:p><text:span text:style-name="T2">Node is supposed to have a NoFs form def associated</text:span></text:p>
          </draw:text-box>
        </draw:frame>
        <draw:connector draw:style-name="gr23" draw:text-style-name="P3" draw:layer="layout" draw:type="line" svg:x1="20cm" svg:y1="9.2cm" svg:x2="14cm" svg:y2="11cm" draw:start-shape="id36" draw:start-glue-point="2" draw:end-shape="id39" draw:end-glue-point="0" svg:d="M20000 9200l-6000 1800" svg:viewBox="0 0 6001 1801">
          <text:p/>
        </draw:connector>
        <draw:connector draw:style-name="gr23" draw:text-style-name="P3" draw:layer="layout" draw:type="line" svg:x1="14cm" svg:y1="11.8cm" svg:x2="14cm" svg:y2="12.4cm" draw:start-shape="id39" draw:start-glue-point="2" draw:end-shape="id40" draw:end-glue-point="0" svg:d="M14000 11800v600" svg:viewBox="0 0 1 601">
          <text:p/>
        </draw:connector>
        <draw:custom-shape draw:style-name="gr27" draw:text-style-name="P1" xml:id="id41" draw:id="id41" draw:layer="layout" svg:width="4cm" svg:height="1.6cm" svg:x="12cm" svg:y="0.4cm">
          <text:p text:style-name="P1">show_form</text:p>
          <draw:enhanced-geometry svg:viewBox="0 0 21600 21600" draw:type="rectangle" draw:enhanced-path="M 0 0 L 21600 0 21600 21600 0 21600 0 0 Z N"/>
        </draw:custom-shape>
        <draw:connector draw:style-name="gr28" draw:text-style-name="P3" draw:layer="layout" draw:type="line" svg:x1="14cm" svg:y1="2cm" svg:x2="14cm" svg:y2="2.8cm" draw:start-shape="id41" draw:start-glue-point="2" draw:end-shape="id42" draw:end-glue-point="0" svg:d="M14000 2000v800" svg:viewBox="0 0 1 801">
          <text:p/>
        </draw:connector>
        <draw:custom-shape draw:style-name="gr19" draw:text-style-name="P1" xml:id="id44" draw:id="id44" draw:layer="layout" svg:width="6cm" svg:height="0.8cm" svg:x="5.2cm" svg:y="6cm">
          <text:p text:style-name="P1">build_form</text:p>
          <draw:enhanced-geometry svg:viewBox="0 0 21600 21600" draw:type="rectangle" draw:enhanced-path="M 0 0 L 21600 0 21600 21600 0 21600 0 0 Z N"/>
        </draw:custom-shape>
        <draw:custom-shape draw:style-name="gr19" draw:text-style-name="P1" xml:id="id34" draw:id="id34" draw:layer="layout" svg:width="6cm" svg:height="0.8cm" svg:x="17cm" svg:y="6cm">
          <text:p text:style-name="P1">Get form from stack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20cm" svg:y1="6.8cm" svg:x2="20cm" svg:y2="8.4cm" draw:start-shape="id34" draw:end-shape="id36" draw:end-glue-point="0" svg:d="M20000 6800v1600" svg:viewBox="0 0 1 1601">
          <text:p/>
        </draw:connector>
        <draw:connector draw:style-name="gr28" draw:text-style-name="P3" draw:layer="layout" draw:type="line" svg:x1="17cm" svg:y1="6.4cm" svg:x2="14cm" svg:y2="7.4cm" draw:start-shape="id34" draw:end-shape="id43" svg:d="M17000 6400l-3000 1000" svg:viewBox="0 0 3001 1001">
          <text:p/>
        </draw:connector>
        <draw:connector draw:style-name="gr28" draw:text-style-name="P3" draw:layer="layout" draw:type="line" svg:x1="11.2cm" svg:y1="6.4cm" svg:x2="14cm" svg:y2="7.4cm" draw:start-shape="id44" draw:start-glue-point="1" draw:end-shape="id43" svg:d="M11200 6400l2800 1000" svg:viewBox="0 0 2801 1001">
          <text:p/>
        </draw:connector>
        <draw:connector draw:style-name="gr23" draw:text-style-name="P3" draw:layer="layout" draw:type="line" svg:x1="8.2cm" svg:y1="6.8cm" svg:x2="8.2cm" svg:y2="8.4cm" draw:start-shape="id44" draw:start-glue-point="2" draw:end-shape="id45" draw:end-glue-point="0" svg:d="M8200 6800v1600" svg:viewBox="0 0 1 1601">
          <text:p/>
        </draw:connector>
        <draw:custom-shape draw:style-name="gr19" draw:text-style-name="P1" xml:id="id47" draw:id="id47" draw:layer="layout" svg:width="6cm" svg:height="0.8cm" svg:x="5.2cm" svg:y="4.6cm">
          <text:p text:style-name="P1">player chec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3" draw:layer="layout" draw:type="line" svg:x1="8.2cm" svg:y1="4cm" svg:x2="8.2cm" svg:y2="4.6cm" draw:start-shape="id46" draw:start-glue-point="2" draw:end-shape="id47" draw:end-glue-point="0" svg:d="M8200 4000v600" svg:viewBox="0 0 1 601">
          <text:p/>
        </draw:connector>
        <draw:connector draw:style-name="gr23" draw:text-style-name="P3" draw:layer="layout" draw:type="line" svg:x1="8.2cm" svg:y1="5.4cm" svg:x2="8.2cm" svg:y2="6cm" draw:start-shape="id47" draw:end-shape="id44" svg:d="M8200 5400v600" svg:viewBox="0 0 1 601">
          <text:p/>
        </draw:connector>
        <draw:custom-shape draw:style-name="gr29" draw:text-style-name="P9" xml:id="id42" draw:id="id42" draw:layer="layout" svg:width="2.4cm" svg:height="1.4cm" svg:x="12.8cm" svg:y="2.8cm">
          <text:p text:style-name="P8">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48" draw:id="id48" draw:layer="layout" svg:width="3.6cm" svg:height="1.4cm" svg:x="12.2cm" svg:y="5cm">
          <text:p text:style-name="P1">Form stack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8" draw:text-style-name="P3" draw:layer="layout" draw:type="line" svg:x1="14cm" svg:y1="4.2cm" svg:x2="14cm" svg:y2="5cm" draw:start-shape="id42" draw:start-glue-point="2" draw:end-shape="id48" draw:end-glue-point="5" svg:d="M14000 4200v800" svg:viewBox="0 0 1 801">
          <text:p/>
        </draw:connector>
        <draw:connector draw:style-name="gr28" draw:text-style-name="P3" draw:layer="layout" draw:type="line" svg:x1="15.8cm" svg:y1="5.7cm" svg:x2="17cm" svg:y2="6.4cm" draw:start-shape="id48" draw:start-glue-point="8" draw:end-shape="id34" draw:end-glue-point="3" svg:d="M15800 5700l1200 700" svg:viewBox="0 0 1201 701">
          <text:p/>
        </draw:connector>
        <draw:connector draw:style-name="gr23" draw:text-style-name="P3" draw:layer="layout" draw:type="line" svg:x1="8.2cm" svg:y1="9.2cm" svg:x2="14cm" svg:y2="11cm" draw:start-shape="id45" draw:start-glue-point="2" draw:end-shape="id39" draw:end-glue-point="0" svg:d="M8200 9200l5800 1800" svg:viewBox="0 0 5801 1801">
          <text:p/>
        </draw:connector>
        <draw:frame draw:style-name="gr25" draw:text-style-name="P14" draw:layer="layout" svg:width="2.8cm" svg:height="1.6cm" svg:x="23.2cm" svg:y="9.4cm">
          <draw:text-box>
            <text:p><text:span text:style-name="T2">Bad formnalm = error/hack</text:span></text:p>
          </draw:text-box>
        </draw:frame>
        <draw:connector draw:style-name="gr23" draw:text-style-name="P3" draw:layer="layout" draw:type="line" svg:x1="17.2cm" svg:y1="12.8cm" svg:x2="18.8cm" svg:y2="12.8cm" draw:start-shape="id40" draw:end-shape="id49" draw:end-glue-point="6" svg:d="M17200 12800h1600" svg:viewBox="0 0 1601 1">
          <text:p/>
        </draw:connector>
        <draw:custom-shape draw:style-name="gr21" draw:text-style-name="P12" xml:id="id49" draw:id="id49" draw:layer="layout" svg:width="2cm" svg:height="0.8cm" svg:x="18.8cm" svg:y="12.4cm">
          <text:p text:style-name="P1"><text:span text:style-name="T1">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type="line" svg:x1="17.2cm" svg:y1="11.4cm" svg:x2="18.8cm" svg:y2="11.4cm" draw:start-shape="id39" draw:start-glue-point="1" draw:end-shape="id50" draw:end-glue-point="3" svg:d="M17200 11400h1600" svg:viewBox="0 0 1601 1">
          <text:p/>
        </draw:connector>
        <draw:custom-shape draw:style-name="gr31" draw:text-style-name="P17" xml:id="id50" draw:id="id50" draw:layer="layout" svg:width="2.4cm" svg:height="1.2cm" svg:x="18.8cm" svg:y="10.8cm">
          <text:p text:style-name="P1"><text:span text:style-name="T3">Suspicious</text:span></text:p>
          <text:p text:style-name="P1"><text:span text:style-name="T3">warnings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20cm" svg:y1="9.2cm" svg:x2="20cm" svg:y2="10.8cm" draw:start-shape="id36" draw:start-glue-point="2" draw:end-shape="id50" svg:d="M20000 9200v1600" svg:viewBox="0 0 1 1601">
          <text:p/>
        </draw:connector>
        <draw:custom-shape draw:style-name="gr24" draw:text-style-name="P1" xml:id="id51" draw:id="id51" draw:layer="layout" svg:width="6.4cm" svg:height="0.8cm" svg:x="10.8cm" svg:y="13.8cm">
          <text:p text:style-name="P1">handle_receive_fields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14cm" svg:y1="12.789cm" svg:x2="14cm" svg:y2="13.8cm" draw:end-shape="id51" draw:end-glue-point="0" svg:d="M14000 12789v1011" svg:viewBox="0 0 1 1012">
          <text:p/>
        </draw:connector>
        <draw:custom-shape draw:style-name="gr24" draw:text-style-name="P1" xml:id="id52" draw:id="id52" draw:layer="layout" svg:width="6.4cm" svg:height="0.8cm" svg:x="10.8cm" svg:y="15.2cm">
          <text:p text:style-name="P1">triggers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14cm" svg:y1="14.6cm" svg:x2="14cm" svg:y2="15.2cm" draw:start-shape="id51" draw:start-glue-point="2" draw:end-shape="id52" draw:end-glue-point="0" svg:d="M14000 14600v600" svg:viewBox="0 0 1 601">
          <text:p/>
        </draw:connector>
        <draw:custom-shape draw:style-name="gr24" draw:text-style-name="P1" xml:id="id53" draw:id="id53" draw:layer="layout" svg:width="6.4cm" svg:height="0.8cm" svg:x="10.8cm" svg:y="17cm">
          <text:p text:style-name="P1">on_close trigger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14cm" svg:y1="16cm" svg:x2="14cm" svg:y2="17cm" draw:start-shape="id52" draw:start-glue-point="2" draw:end-shape="id53" draw:end-glue-point="0" svg:d="M14000 16000v1000" svg:viewBox="0 0 1 1001">
          <text:p/>
        </draw:connector>
        <draw:frame draw:style-name="gr32" draw:text-style-name="P14" draw:layer="layout" svg:width="1.4cm" svg:height="0.645cm" svg:x="15.2cm" svg:y="16.155cm">
          <draw:text-box>
            <text:p><text:span text:style-name="T2">If exit</text:span></text:p>
          </draw:text-box>
        </draw:frame>
        <draw:frame draw:style-name="gr33" draw:text-style-name="P18" draw:layer="layout" svg:width="3.4cm" svg:height="1.045cm" svg:x="6.2cm" svg:y="13.8cm">
          <draw:text-box>
            <text:p><text:span text:style-name="T4">Form:receive</text:span></text:p>
          </draw:text-box>
        </draw:frame>
        <draw:custom-shape draw:style-name="gr34" draw:text-style-name="P3" draw:layer="layout" svg:width="0.6cm" svg:height="7cm" svg:x="9.8cm" svg:y="10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2" xml:id="id54" draw:id="id54" draw:layer="layout" svg:width="2cm" svg:height="0.8cm" svg:x="2.6cm" svg:y="8.4cm">
          <text:p text:style-name="P1"><text:span text:style-name="T1">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type="line" svg:x1="5.2cm" svg:y1="8.8cm" svg:x2="4.6cm" svg:y2="8.8cm" draw:start-shape="id45" draw:start-glue-point="3" draw:end-shape="id54" draw:end-glue-point="10" svg:d="M5200 8800h-600" svg:viewBox="0 0 601 1">
          <text:p/>
        </draw:connector>
        <draw:custom-shape draw:style-name="gr21" draw:text-style-name="P12" xml:id="id55" draw:id="id55" draw:layer="layout" svg:width="2cm" svg:height="0.8cm" svg:x="2.6cm" svg:y="4.6cm">
          <text:p text:style-name="P1"><text:span text:style-name="T1">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type="line" svg:x1="5.2cm" svg:y1="5cm" svg:x2="4.6cm" svg:y2="5cm" draw:start-shape="id47" draw:start-glue-point="3" draw:end-shape="id55" draw:end-glue-point="10" svg:d="M5200 5000h-600" svg:viewBox="0 0 601 1">
          <text:p/>
        </draw:connector>
        <draw:connector draw:style-name="gr23" draw:text-style-name="P3" draw:layer="layout" draw:type="curve" svg:x1="17.2cm" svg:y1="15.6cm" svg:x2="20.4cm" svg:y2="14cm" draw:start-shape="id52" draw:start-glue-point="1" draw:end-shape="id56" svg:d="M17200 15600c2400 0 800-1600 3200-1600" svg:viewBox="0 0 3201 1601">
          <text:p/>
        </draw:connector>
        <draw:custom-shape draw:style-name="gr24" draw:text-style-name="P1" xml:id="id56" draw:id="id56" draw:layer="layout" svg:width="6.4cm" svg:height="0.8cm" svg:x="20.4cm" svg:y="13.6cm">
          <text:p text:style-name="P1">Form:refresh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curve" svg:x1="23.6cm" svg:y1="13.6cm" svg:x2="20cm" svg:y2="3.2cm" draw:start-shape="id56" draw:start-glue-point="0" draw:end-shape="id38" draw:end-glue-point="0" svg:d="M23600 13600c0-7200 701-4799 701-7850 0-3050-4301-3301-4301-2550" svg:viewBox="0 0 4302 10758">
          <text:p/>
        </draw:connector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7T14:32:48.521000000</meta:creation-date>
    <dc:date>2019-01-08T15:02:58.164000000</dc:date>
    <meta:editing-duration>PT2H25M13S</meta:editing-duration>
    <meta:editing-cycles>29</meta:editing-cycles>
    <meta:generator>LibreOffice/5.0.5.2$Windows_x86 LibreOffice_project/55b006a02d247b5f7215fc6ea0fde844b30035b3</meta:generator>
    <meta:document-statistic meta:object-count="163"/>
  </office:meta>
</office:document-meta>
</file>